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none" draw:textarea-horizontal-align="left" draw:textarea-vertical-align="bottom" draw:auto-grow-height="fals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4.318cm" svg:x="19.796cm" svg:y="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732cm" svg:height="14.732cm" svg:x="2.27cm" svg:y="2.524cm">
          <text:p text:style-name="P1">Main Ser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2200.610873549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5cm" svg:height="3.556cm" svg:x="20.304cm" svg:y="3.032cm">
          <text:p text:style-name="P1">Crawler 1</text:p>
          <draw:enhanced-geometry svg:viewBox="0 0 21600 21600" draw:path-stretchpoint-x="10800" draw:path-stretchpoint-y="10800" draw:text-areas="?f3 ?f4 ?f5 ?f6" draw:type="round-rectangle" draw:modifiers="4704.4828340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4.318cm" svg:x="19.796cm" svg:y="7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5cm" svg:height="3.556cm" svg:x="20.304cm" svg:y="8.112cm">
          <text:p text:style-name="P1">Crawler 2</text:p>
          <draw:enhanced-geometry svg:viewBox="0 0 21600 21600" draw:path-stretchpoint-x="10800" draw:path-stretchpoint-y="10800" draw:text-areas="?f3 ?f4 ?f5 ?f6" draw:type="round-rectangle" draw:modifiers="4704.4828340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4.318cm" svg:x="19.923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5cm" svg:height="3.556cm" svg:x="20.431cm" svg:y="13.065cm">
          <text:p text:style-name="P1">Crawler 3</text:p>
          <draw:enhanced-geometry svg:viewBox="0 0 21600 21600" draw:path-stretchpoint-x="10800" draw:path-stretchpoint-y="10800" draw:text-areas="?f3 ?f4 ?f5 ?f6" draw:type="round-rectangle" draw:modifiers="4704.4828340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6.858cm" svg:x="8.747cm" svg:y="3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477cm" svg:height="6.35cm" svg:x="9.128cm" svg:y="3.286cm">
          <text:p text:style-name="P1">RabbitMQ</text:p>
          <draw:enhanced-geometry svg:viewBox="0 0 21600 21600" draw:path-stretchpoint-x="10800" draw:path-stretchpoint-y="10800" draw:text-areas="?f3 ?f4 ?f5 ?f6" draw:type="round-rectangle" draw:modifiers="4704.4828340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113cm" svg:y1="6.588cm" svg:x2="19.796cm" svg:y2="5.445cm">
          <text:p/>
        </draw:line>
        <draw:line draw:style-name="gr4" draw:text-style-name="P1" draw:layer="layout" svg:x1="16.113cm" svg:y1="6.579cm" svg:x2="19.796cm" svg:y2="9.128cm">
          <text:p/>
        </draw:line>
        <draw:line draw:style-name="gr4" draw:text-style-name="P1" draw:layer="layout" svg:x1="16.113cm" svg:y1="6.579cm" svg:x2="19.923cm" svg:y2="14.843cm">
          <text:p/>
        </draw:line>
        <draw:custom-shape draw:style-name="gr1" draw:text-style-name="P1" draw:layer="layout" svg:width="12.446cm" svg:height="4.318cm" svg:x="3.159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1.811cm" svg:height="3.683cm" svg:x="3.54cm" svg:y="11.795cm"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796cm" svg:y1="6.334cm" svg:x2="15.732cm" svg:y2="12.303cm">
          <text:p/>
        </draw:line>
        <draw:line draw:style-name="gr4" draw:text-style-name="P1" draw:layer="layout" svg:x1="19.796cm" svg:y1="10.652cm" svg:x2="15.605cm" svg:y2="13.573cm">
          <text:p/>
        </draw:line>
        <draw:line draw:style-name="gr4" draw:text-style-name="P1" draw:layer="layout" svg:x1="19.923cm" svg:y1="15.605cm" svg:x2="15.605cm" svg:y2="14.208cm">
          <text:p/>
        </draw:line>
        <draw:custom-shape draw:style-name="gr3" draw:text-style-name="P1" draw:layer="layout" svg:width="2.921cm" svg:height="1.778cm" svg:x="3.413cm" svg:y="5.064cm">
          <text:p text:style-name="P1">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334cm" svg:y1="5.953cm" svg:x2="8.747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4T22:02:30</meta:creation-date>
    <dc:date>2012-08-04T22:10:02</dc:date>
    <meta:editing-duration>PT6M34S</meta:editing-duration>
    <meta:editing-cycles>4</meta:editing-cycles>
    <meta:generator>LibreOffice/3.5$MacOSX_x86 LibreOffice_project/7122e39-92ed229-498d286-15e43b4-d70da21</meta:generator>
    <meta:document-statistic meta:object-count="19"/>
  </office:meta>
</office:document-meta>
</file>